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style:font-name="Liberation Sans" fo:font-size="8pt" fo:font-style="italic" fo:font-weight="normal" style:font-size-asian="8pt" style:font-style-asian="italic" style:font-weight-asian="normal" style:font-size-complex="8pt" style:font-style-complex="italic" style:font-weight-complex="normal"/>
    </style:style>
    <style:style style:name="P2" style:family="paragraph" style:parent-style-name="Standard">
      <style:text-properties style:font-name="Liberation Sans" fo:font-size="20pt" fo:font-weight="bold" style:font-size-asian="20pt" style:font-weight-asian="bold" style:font-size-complex="20pt" style:font-weight-complex="bold"/>
    </style:style>
    <style:style style:name="P3" style:family="paragraph" style:parent-style-name="Standard">
      <style:text-properties style:font-name="Liberation San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style:font-name="Liberation Sans" fo:font-style="normal"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 quién le importa la Universidad?</text:p>
      <text:p text:style-name="P3"/>
      <text:p text:style-name="P4">Tal y como se ha desarrollado el conflicto universitario, el signo más significativo que presenta su examen en la actualidad es el de ofrecer una evidencia de que a nadie parece importarle la Universidad. Faltaría determinar si esa apreciación corresponde a la culminación del largo ciclo de confrontaciones e inestabilidad que ha caracterizado a la institución universitaria en los últimos años o si es una manifestación de la coyuntura electoral que vive el país. Lo cierto en todo caso es que después de más de dos meses de paralización de las universidades oficiales, no se observa en el ambiente una presión social que obligue a la normalización de sus actividades. Gobierno, gremios, autoridades universitarias y partidos están dominados por la duda de no saber qué hacer o que es lo qye les conviene y la opinión nacional sigue inhibida.</text:p>
      <text:p text:style-name="P4"/>
      <text:p text:style-name="P4">Los gremios universitarios se han enredado con el abuso de una forma de acción sindical peligrosa y extrema como es el paro indefinido. Se han creado el hábito de amenazar con paros indefinidos y declarados sin reparar en la proporcionalidad existente entre el problema que la provoca y la medida. Como en las universidades el apto indefinido no tiene mayores riesgos para quien lo declara o participa en él, no hace falta saber cuando hay condiciones para decretarlo o suspenderlo. A veces se gana y otras veces se pierde, pero la diferencia entre el triunfo y la derrota no determina ninguna experiencia significativa ni para el que acomete la acción no para el que la padece.</text:p>
      <text:p text:style-name="P4"/>
      <text:p text:style-name="P4">Las autoridades universitarias – Rectores y Consejos Universitarios – han terminado por renunciar a su obligación de dirigir, es decir, de asumir responsabilidades y de comprometerse. Los Consejos Universitarios y los más altos directivos de las universidades, más de una vez han declarado que no son parte del conflicto. Se han dado el lujo, en comunicados y declaraciones públicas, de llamar a las partes en controversia (gobierno y profesores) a que se ponga de acuerdo!! Más aun, presenciamos la reveladora situación de ver a la primera Casa de Estudios del país, a la Universidad Central de Venezuela, acéfala, porque su primera autoridad, sencillamente, abandonó e irrespetó las obligaciones derivadas del acto electoral democrático que lo elevó a la condición de rector. Y sin embargo, no pasa nada.</text:p>
      <text:p text:style-name="P4"/>
      <text:p text:style-name="P4">El gobierno parece haber olvidado la que son razones de estado cuando se paraliza un servicio público fundamental. Aparenta tener una posición sobre el conflicto pero no ha adoptado las decisiones que permitan superarlo y las providencias administrativas que ha tomado, lucen vacilantes e incoherentes. El gobierno no niega la legalidad de las normas de homologación pero considera inconveniente actuar conforme a ellas, las desconoce en la práctica pero rehúsa asumir la determinación de modificarlas. Las crítica, pero promueve y adopta en el seno del Consejo Nacional de Universidades el peligroso expediente de las extensión de beneficios que puede provocar, a la postre, efectos parecidos a los que ahora se reprochan a las normas de homologación. El gobierno sanciona los presupuestos universitarios en el Consejo Nacional de Universidades pero luego no los aprueba en Consejo de Ministros, no en virtud de un acto administrativo con respaldo legal sino de una actitud socarrona que juega con la inhibición o reticencia de la opinión pública frente al conflicto y confía en que apretando el cuello sin asfixiar – que es la actitud que ha escogido – <text:soft-page-break/>puede poner fin a la huelga.</text:p>
      <text:p text:style-name="P4"/>
      <text:p text:style-name="P4">Los partidarios políticos tratan de marchar sobre tantos caballos como pueden, aún cuando ello supongo el riesgo de lesionar gravemente a instituciones importantes del país. El cuidado de los votos en un año electoral, la excesiva cautela frente a <text:s/>cualquier reacción imprevista de la opinión pública, la heterogeneidad interna de puntos de vista que mantiene en todos los partidos a facciones de partidos y adversarios del conflicto y el no saber qué hacer con la Universidad, convierte a las organizaciones partidarias en manipuladoras de una lamentable situación. Y el sector de la opinión nacional más directamente afectado – estudiantes, padres y representantes – demuestra un sorprendente estado de inconsistencia y desinterés por lo que está ocurriendo. Obviamente, todas esas reacciones y actitudes no pueden ocurrir la mismo tiempo a menos que la sociedad o la institución donde se manifiesta esté atravesando por una penosa crisis de valor.</text:p>
      <text:p text:style-name="P4"/>
      <text:p text:style-name="P4">Lo verdaderamente sobrecogedor de esta situación es que, sin proponérselo, se está haciendo una dramática evaluación de la Universidad y de quienes la integramos. En efecto, ¿Cuál es la significación nacional de una institución que puede permanecer paralizada durante meses sin que por esa causa nada realmente trascendente <text:s/>ocurra en el país? ¿Cuál es la proyección social real de una “élite” intelectual que puede darse el lujo de invernar en la molicie mientras el país sigue su curso en medios de graves problemas? Tiene que estar ocurriendo algo muy grave para que nadi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Liberation Sans" fo:font-size="8pt" fo:font-style="italic" fo:font-weight="normal" style:font-size-asian="8pt" style:font-style-asian="italic" style:font-weight-asian="normal" style:font-size-complex="8pt" style:font-style-complex="italic" style:font-weight-complex="normal"/>
    </style:style>
    <style:style style:name="MT1" style:family="text">
      <style:text-properties fo:font-weight="bold" style:font-weight-asian="bold" style:font-weight-complex="bold"/>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Viernes</text:span>” (Caracas): 18 al 24/04/88. Año 1, N°. 25. Juan Ángulo Moren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1T15:50:05</meta:creation-date>
    <dc:date>2013-07-04T12:02:02</dc:date>
    <meta:editing-duration>PT1H37M59S</meta:editing-duration>
    <meta:editing-cycles>20</meta:editing-cycles>
    <meta:generator>LibreOffice/3.5$Linux_X86_64 LibreOffice_project/350m1$Build-2</meta:generator>
    <meta:document-statistic meta:table-count="0" meta:image-count="0" meta:object-count="0" meta:page-count="2" meta:paragraph-count="8" meta:word-count="830" meta:character-count="5142" meta:non-whitespace-character-count="4317"/>
  </office:meta>
</office:document-meta>
</file>